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style:writing-mode="lr-tb"/>
      <style:text-properties style:font-name="monospace" fo:font-size="17.25pt" fo:language="pt" fo:country="PT"/>
    </style:style>
    <style:style style:name="P2" style:family="paragraph" style:parent-style-name="Standard">
      <style:paragraph-properties style:writing-mode="lr-tb"/>
      <style:text-properties style:font-name="monospace" fo:font-size="17.25pt" fo:language="pt" fo:country="PT" officeooo:rsid="000f18cd" officeooo:paragraph-rsid="000f18cd"/>
    </style:style>
    <style:style style:name="T1" style:family="text">
      <style:text-properties officeooo:rsid="00110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t<text:span text:style-name="T1">(1)</text:span> double* calcularImposto(const<text:span text:style-name="T1">(2)</text:span> Investimento* const<text:span text:style-name="T1">(3)</text:span> inv) const<text:span text:style-name="T1">(4)</text:span>;</text:p>
      <text:p text:style-name="P1"/>
      <text:p text:style-name="P2">CONST1:</text:p>
      <text:p text:style-name="P2"><text:tab/>Indica que a retorno é const, ou seja, o dado retornado é do tipo read only;</text:p>
      <text:p text:style-name="P2">CONST2:</text:p>
      <text:p text:style-name="P2"><text:tab/>indica que não podemos alterar os dados internos do objeto “investimento”</text:p>
      <text:p text:style-name="P2">CONST3:</text:p>
      <text:p text:style-name="P2"><text:tab/><text:span text:style-name="T1">I</text:span>ndica que não podemos atribuir um novo valor <text:span text:style-name="T1">ao ponteiro </text:span></text:p>
      <text:p text:style-name="P2">CONST4:</text:p>
      <text:p text:style-name="P2"><text:tab/>Indica que a função não altera o estado interno do objeto que a está chamando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6:38:33.031767898</meta:creation-date>
    <dc:date>2022-12-11T16:50:04.476119308</dc:date>
    <meta:editing-duration>PT1M11S</meta:editing-duration>
    <meta:editing-cycles>1</meta:editing-cycles>
    <meta:document-statistic meta:table-count="0" meta:image-count="0" meta:object-count="0" meta:page-count="1" meta:paragraph-count="9" meta:word-count="63" meta:character-count="395" meta:non-whitespace-character-count="336"/>
    <meta:generator>LibreOffice/7.3.7.2$Linux_X86_64 LibreOffice_project/30$Build-2</meta:generator>
  </office:meta>
</office:document-meta>
</file>